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0222in"/>
    </style:style>
    <style:style style:name="Table1.B" style:family="table-column">
      <style:table-column-properties style:column-width="6.4771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3573" style:family="table-row">
      <style:table-row-properties style:min-row-height="0.7222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Roofing-Services',</text:p>
          </table:table-cell>
        </table:table-row>
        <table:table-row table:style-name="Table1.2">
          <table:table-cell table:style-name="Table1.A1" office:value-type="string">
            <text:p text:style-name="Standard"/>
          </table:table-cell>
          <table:table-cell table:style-name="Table1.A1" office:value-type="string">
            <text:p text:style-name="Standard">InitialPageUuid: '71c26abaacb042c8927c595998c6dc7b',</text:p>
          </table:table-cell>
        </table:table-row>
        <table:table-row table:style-name="Table1.2">
          <table:table-cell table:style-name="Table1.A1" office:value-type="string">
            <text:p text:style-name="Standard"/>
          </table:table-cell>
          <table:table-cell table:style-name="Table1.A1" office:value-type="string">
            <text:p text:style-name="Standard">InitialPageId: '1170435509',</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Um9vZmluZy1TZXJ2aWNlcw==',</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Roofing-Services" text:style-name="ListLabel_20_1" text:visited-style-name="ListLabel_20_1"><text:span text:style-name="T1">https://www.aprroofing.com/Roofing-Services</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stylesheet" type="text/cs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WIDGET_CSS/cd60c962d82b09a87b496201c5b33f7c.css" text:style-name="ListLabel_20_1" text:visited-style-name="ListLabel_20_1"><text:span text:style-name="T1">https://irp.cdn-website.com/WIDGET_CSS/cd60c962d82b09a87b496201c5b33f7c.css</text:span></text:a>" id="widget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Roofing-Services"] #dm [data-show-on-page-only="Roofing-Services"]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3d72e0e8/files/3d72e0e8_1.min.css?v=53" text:style-name="ListLabel_20_1" text:visited-style-name="ListLabel_20_1"><text:span text:style-name="T1">https://irp.cdn-website.com/3d72e0e8/files/3d72e0e8_1.min.css?v=53</text:span></text:a>" id="siteGlobal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t::placehold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66553178: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66553178.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66553178&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553178: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553178.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553178&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26655317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road-roller-flattening-new-asphalt-heavy-vibration-roller-at-work-paving-asphalt-road-repairing-1803839422-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trash: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trash.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trash&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road-roller-flattening-new-asphalt-heavy-vibration-roller-at-work-paving-asphalt-road-repairing-1803839422-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pa_6377587: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pa_6377587.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pa_6377587&gt;*.bgExtraLayerOverlay</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77587: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77587.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77587&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775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road-roller-flattening-new-asphalt-heavy-vibration-roller-at-work-paving-asphalt-road-repairing-1803839422-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5435498ion-conpa_5435498ainer *.cappa_5435498ion-pa_5435498expa_5435498 *.rpa_5435498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5435498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pa_5435498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6835360ion-conpa_6835360ainer *.cappa_6835360ion-pa_6835360expa_6835360 *.rpa_6835360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Ligh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683536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pa_683536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612239979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2450257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iconB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inli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ic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450155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071884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9185033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5226697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active&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hover&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active&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hover&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tab-label.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02771368 *.caption-in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3913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793543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8945672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142578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5978708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742498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46338836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528100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957280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300727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hov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a.u_14300727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88,88,88,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6952435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 span.tex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hover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9008122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3,243,243,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technician-in-shirt-and-jeans-wear-helmet-safety-suit-hand-use-screwdriver-tool-install-repair-c-2155226349-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9056480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5254621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nav.u_116941088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bla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0106856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0106856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01068561&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0106856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0106856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01068561&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8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010685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vector-building-tradesman-with-a-roofer-on-the-roof-of-a-house-laying-tiles-squatting-on-a-frame-he-works-1315539974-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7927395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5809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lumbing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21462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amageRestaur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780879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2558312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60815243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61223997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6655317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3775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5435498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pa_5435498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5435498.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54354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683536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pa_683536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pa_683536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683536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450155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9185033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1591247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591247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1.u_15039443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5226697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image-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9307132 image-container .im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3913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22132233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02771368 *.photoGalleryThumbs *.image-container 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322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02771368 *.photoGalleryThumb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02771368 *.layout-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02771368 *.photoGalleryViewA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0 2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687703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2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163.60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2132233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922430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9848266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1.u_183726243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3726243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7935436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039443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371074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4.u_1069735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4.u_198149198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5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4.u_179136917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7018354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9136917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59.98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8149198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69735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89.98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4661185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89.98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4.u_16244342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5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245343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244342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952435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957280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1.984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528100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5.989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1.989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742498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5.989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2.024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007277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5.989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1.656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6338836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142578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5978708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8945672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9008122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9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22450257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71.979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409.94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36.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36.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9056480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2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54621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2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74872502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4872502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010685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5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7927395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font-size-21, .size-21, .size-21 &gt; font { font-size: 21px !important; }.font-size-16, .size-16, .size-16 &gt; font { font-size: 16px !important; }.font-size-32, .size-32, .size-32 &gt; font { font-size: 32px !important; }</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Roofing-Services"/&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rofessional Roofing Services | APR Roofing | Los Angeles | San Fernando | San Gabriel | Santa Clarita | Antelope Valleys</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Rely on APR Roofing for top-notch roofing in LA and nearby areas. Inspections, repairs, and durable roofs. Call 661-406-7475."/&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Professional Roofing Services | APR Roofing | Los Angeles | San Fernando | San Gabriel | Santa Clarita | Antelope Valleys"/&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Rely on APR Roofing for top-notch roofing in LA and nearby areas. Inspections, repairs, and durable roofs. Call 661-406-7475."/&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Rely on APR Roofing for top-notch roofing in LA and nearby areas. Inspections, repairs, and durable roofs. Call 661-406-7475."/&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Professional Roofing Services | APR Roofing | Los Angeles | San Fernando | San Gabriel | Santa Clarita | Antelope Valleys"/&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Roofing-Services"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NavItemSelected dmUDNavigationItem_010101704093 unifiednav__item_has-sub-nav"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NavItemSelected dmUDNavigationItem_010101704093 unifiednav__item_has-sub-nav"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Roofing-Services"&gt; &lt;div id="allWrapper" class="allWrapper"&gt;&lt;!-- navigation placeholders --&gt; &lt;div id="dm_content" class="dmContent"&gt; &lt;div dm:templateorder="100" class="dmAboutusRespTmpl mainBorder" id="1683814473"&gt; &lt;div class="innerPageTmplBox dmRespRowsWrapper" id="1396310947"&gt; &lt;div class="u_1018839555 dmRespRow hasBackgroundOverlay dmSectionNoParallax" style="text-align: center;" id="1018839555"&gt; &lt;div class="dmRespColsWrapper" id="1798004206"&gt; &lt;div class="dmRespCol small-12 medium-12 large-12" id="1882105274"&gt; &lt;div class="u_1647887293 dmNewParagraph" data-element-type="paragraph" id="1647887293" style="transition:opacity 1s ease-in-out 0s;line-height:initial;" data-version="5"&gt; &lt;h1 class="m-text-align-left m-size-35"&gt;&lt;span style="color: rgb(255, 255, 255); display: initial;" class="m-font-size-35"&gt;Services&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916999206"&gt; &lt;div class="dmRespColsWrapper" id="1408449229"&gt; &lt;div class="dmRespCol large-12 medium-12 small-12" id="1702565216"&gt; &lt;div class="u_1503944387 dmNewParagraph" id="1503944387"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size-48 m-size-24" style="line-height: 1.5;"&gt;&lt;span style="color:rgb(39, 63, 145);display:initial;font-family:'Noto Serif', 'Noto Serif Fallback';" class="font-size-48 m-font-size-24" m-font-size-set="true"&gt;Rely on APR Roofing for Professional Roofing Services&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152266977 dmNewParagraph" id="1152266977" data-version="5" data-styletopreserve="{" background-image":""}"=""&gt;&lt;p&gt;&lt;span style="display: initial; font-weight: bold;"&gt;The professionals at APR Roofing offer a wide range of superior roofing services. Our goal is to ensure your residential or commercial roof is completely sound and can serve you well for many years to come. We specialize in:&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90081227 dmRespRow" style="text-align: center;" id="1790081227"&gt; &lt;div class="dmRespColsWrapper" id="1652037189"&gt; &lt;div class="dmRespCol small-12 u_1689456727 large-3 medium-3" id="1689456727" data-anim-extended="eyJkZXNrdG9wIjp7InRyaWdnZXIiOiJlbnRyYW5jZSIsImFuaW1hdGlvbiI6InJvbGxJbkNvbWJvIiwiZHVyYXRpb24iOjMsImRlbGF5IjowLCJpbnRlbnNpdHkiOjEsImRpciI6ImxlZnQifX0=" data-anim-desktop="rollInCombo"&gt; &lt;span id="1037437231"&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u_1669524357 imageWidget align-center" data-element-type="image" data-widget-type="image" id="1669524357"&gt;&lt;img src="<text:a xlink:type="simple" xlink:href="https://lirp.cdn-website.com/3d72e0e8/dms3rep/multi/opt/pexels-photo-259751-d63d9f04-1920w.jpeg" text:style-name="ListLabel_20_1" text:visited-style-name="ListLabel_20_1"><text:span text:style-name="T1">https://lirp.cdn-website.com/3d72e0e8/dms3rep/multi/opt/pexels-photo-259751-d63d9f04-1920w.jpeg</text:span></text:a>" alt="A large house with a brown roof and white trim" id="1476249943" class="" data-dm-image-path="https://irp.cdn-website.com/3d72e0e8/dms3rep/multi/pexels-photo-259751-d63d9f04.jpeg" width="1920" height="1084"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69735596 dmNewParagraph" id="1069735596" style="display: block; text-align: center;" data-element-type="paragraph" data-version="5"&gt; &lt;h3 class="text-align-center m-text-align-center size-21"&gt;&lt;span style="display: initial; font-weight: bold; color: rgb(40, 64, 83);" class="font-size-21"&gt;Residential&lt;/span&gt;&lt;/h3&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46611856 dmNewParagraph" id="1546611856" style="transition: opacity 1s ease-in-out 0s; text-align: center;" data-version="5"&gt;&lt;p class="m-text-align-center text-align-center size-16 m-size-13"&gt;&lt;span style="font-weight: bold; color: rgb(181, 181, 181); display: initial;" class="font-size-16 m-font-size-13"&gt;We offer professional Residential roofing services in and around Los Angeles CA.&lt;/span&gt;&lt;/p&gt;&lt;/div&gt; &lt;a data-display-type="block" class="u_1274249846 align-center dmButtonLink dmWidget dmWwr default dmOnlyButton dmDefaultGradient" file="false" href="<text:a xlink:type="simple" xlink:href="https://www.aprroofing.com/Residential-Roofing-Contractor-Los-Angeles-CA" text:style-name="ListLabel_20_1" text:visited-style-name="ListLabel_20_1"><text:span text:style-name="T1">/Residential-Roofing-Contractor-Los-Angeles-CA</text:span></text:a>" id="1274249846" data-element-type="dButtonLinkId"&gt; &lt;span class="iconBg" id="1921364099"&gt; &lt;span class="icon hasFontIcon icon-star" id="1201199850"&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284390760"&gt;READ MOR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463388369 large-3 medium-3" id="1463388369"&gt; &lt;span id="1048846523"&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u_1879273954 imageWidget align-center" data-element-type="image" data-widget-type="image" id="1879273954"&gt;&lt;img src="<text:a xlink:type="simple" xlink:href="https://lirp.cdn-website.com/3d72e0e8/dms3rep/multi/opt/IMG_7099-1d84ef59-1920w.jpeg" text:style-name="ListLabel_20_1" text:visited-style-name="ListLabel_20_1"><text:span text:style-name="T1">https://lirp.cdn-website.com/3d72e0e8/dms3rep/multi/opt/IMG_7099-1d84ef59-1920w.jpeg</text:span></text:a>" alt="A white roof with a metal box on top of it." id="1454857952" class="" data-dm-image-path="https://irp.cdn-website.com/3d72e0e8/dms3rep/multi/IMG_7099-1d84ef59.jpeg" width="1121" height="633"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24434262 dmNewParagraph" id="1624434262" style="display: block; text-align: center;" data-element-type="paragraph" data-version="5"&gt; &lt;h3 class="text-align-center m-text-align-center size-21"&gt;&lt;span style="display: initial; font-weight: bold; color: rgb(40, 64, 83);" class="font-size-21"&gt;Commercial&lt;/span&gt;&lt;/h3&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024534316 dmNewParagraph" id="1024534316" style="transition: opacity 1s ease-in-out; display: block;" data-version="5"&gt;&lt;p class="text-align-center size-16 m-size-13"&gt;&lt;span class="font-size-16 m-font-size-13" style="color: rgb(181, 181, 181); display: initial; font-weight: bold;"&gt;&lt;span style="color: rgb(181, 181, 181); display: initial; font-weight: bold;" class="font-size-16 m-font-size-13"&gt;&amp;nbsp;Commercial roofing, roofing installation and repair located in Los Angeles CA.&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 &lt;a data-display-type="block" class="u_1452810000 align-center dmButtonLink dmWidget dmWwr default dmOnlyButton dmDefaultGradient" file="false" href="<text:a xlink:type="simple" xlink:href="https://www.aprroofing.com/Commercial-Roofing-Contractor-Los-Angeles-CA" text:style-name="ListLabel_20_1" text:visited-style-name="ListLabel_20_1"><text:span text:style-name="T1">/Commercial-Roofing-Contractor-Los-Angeles-CA</text:span></text:a>" id="1452810000" data-element-type="dButtonLinkId"&gt; &lt;span class="iconBg" id="1874613536"&gt; &lt;span class="icon hasFontIcon icon-star" id="1643402237"&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940085240"&gt;READ MOR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214257829 large-3 medium-3" id="1214257829"&gt; &lt;span id="1586960809"&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imageWidget align-center u_1490564808" data-element-type="image" data-widget-type="image" id="1490564808"&gt;&lt;img src="<text:a xlink:type="simple" xlink:href="https://lirp.cdn-website.com/3d72e0e8/dms3rep/multi/opt/stock-photo-a-man-in-a-hard-hat-holding-a-clipboard-standing-on-the-steps-of-an-old-rundown-house-2048290685-0c6e8df9-1920w.jpg" text:style-name="ListLabel_20_1" text:visited-style-name="ListLabel_20_1"><text:span text:style-name="T1">https://lirp.cdn-website.com/3d72e0e8/dms3rep/multi/opt/stock-photo-a-man-in-a-hard-hat-holding-a-clipboard-standing-on-the-steps-of-an-old-rundown-house-2048290685-0c6e8df9-1920w.jpg</text:span></text:a>" alt="A man in a hard hat and orange vest is standing on a roof looking at a gutter." id="1705798439" class="" data-dm-image-path="https://irp.cdn-website.com/3d72e0e8/dms3rep/multi/stock-photo-a-man-in-a-hard-hat-holding-a-clipboard-standing-on-the-steps-of-an-old-rundown-house-2048290685-0c6e8df9.jpg" width="1920" height="1085"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81491985 dmNewParagraph" id="1981491985" style="display: block; text-align: center;" data-element-type="paragraph" data-version="5"&gt; &lt;h3 class="text-align-center m-text-align-center size-21"&gt;&lt;span style="display: initial; font-weight: bold; color: rgb(40, 64, 83);" class="font-size-21"&gt;Inspections&lt;/span&gt;&lt;/h3&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0183540 dmNewParagraph" id="1670183540" style="transition: opacity 1s ease-in-out; display: block;" data-version="5"&gt;&lt;p class="text-align-center m-size-13 size-16"&gt;&lt;span style="color: rgb(181, 181, 181); display: initial; font-weight: bold;" class="font-size-16 m-font-size-13"&gt;Roof certifications for new home buyers and sellers in and around Los Angeles CA.&lt;/span&gt;&lt;/p&gt;&lt;/div&gt; &lt;a data-display-type="block" class="u_1895728052 align-center dmButtonLink dmWidget dmWwr default dmOnlyButton dmDefaultGradient" file="false" href="<text:a xlink:type="simple" xlink:href="https://www.aprroofing.com/Roof-Inspection-Contractor-Los-Angeles-CA" text:style-name="ListLabel_20_1" text:visited-style-name="ListLabel_20_1"><text:span text:style-name="T1">/Roof-Inspection-Contractor-Los-Angeles-CA</text:span></text:a>" id="1895728052" data-element-type="dButtonLinkId"&gt; &lt;span class="iconBg" id="1859492927"&gt; &lt;span class="icon hasFontIcon icon-star" id="1763536179"&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559774054"&gt;READ MOR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859787085 large-3 medium-3" id="1859787085" data-anim-extended="eyJkZXNrdG9wIjp7InRyaWdnZXIiOiJlbnRyYW5jZSIsImFuaW1hdGlvbiI6InJvbGxJbkNvbWJvIiwiZHVyYXRpb24iOjMsImRlbGF5IjowLCJpbnRlbnNpdHkiOjEsImRpciI6InJpZ2h0In19" data-anim-desktop="rollInCombo"&gt; &lt;span id="1211932321"&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imageWidget align-center u_1652546219" data-element-type="image" data-widget-type="image" id="1652546219"&gt;&lt;img src="<text:a xlink:type="simple" xlink:href="https://lirp.cdn-website.com/3d72e0e8/dms3rep/multi/opt/stock-photo-technician-in-shirt-and-jeans-wear-helmet-safety-suit-hand-use-screwdriver-tool-install-repair-c-2155226349-3c2ec4d6-1920w.jpg" text:style-name="ListLabel_20_1" text:visited-style-name="ListLabel_20_1"><text:span text:style-name="T1">https://lirp.cdn-website.com/3d72e0e8/dms3rep/multi/opt/stock-photo-technician-in-shirt-and-jeans-wear-helmet-safety-suit-hand-use-screwdriver-tool-install-repair-c-2155226349-3c2ec4d6-1920w.jpg</text:span></text:a>" alt="A man is working on a roof with a drill." id="1844720735" class="" data-dm-image-path="https://irp.cdn-website.com/3d72e0e8/dms3rep/multi/stock-photo-technician-in-shirt-and-jeans-wear-helmet-safety-suit-hand-use-screwdriver-tool-install-repair-c-2155226349-3c2ec4d6.jpg" width="1920" height="1084"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91369174 dmNewParagraph" id="1791369174" style="display: block; text-align: center;" data-element-type="paragraph" data-version="5"&gt; &lt;h3 class="text-align-center m-text-align-center size-21"&gt;&lt;span style="display: initial; font-weight: bold; color: rgb(40, 64, 83);" class="font-size-21"&gt;Roof Repairs&lt;/span&gt;&lt;/h3&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7107446 dmNewParagraph" id="1537107446" style="transition: opacity 1s ease-in-out; display: block;" data-version="5"&gt;&lt;p class="text-align-center size-16 m-size-13"&gt;&lt;span class="font-size-16 m-font-size-13" style="font-weight: bold; display: initial; color: rgb(181, 181, 181);"&gt;&lt;span style="font-weight: bold; display: initial; color: rgb(181, 181, 181);" class="font-size-16 m-font-size-13"&gt;APR Roofing provides high quality professional roof repair services Los Angeles CA.&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 &lt;a data-display-type="block" class="u_1430072772 align-center dmButtonLink dmWidget dmWwr default dmOnlyButton dmDefaultGradient" file="false" href="<text:a xlink:type="simple" xlink:href="https://www.aprroofing.com/Roof-Repair-Contractor-Los-Angeles-CA" text:style-name="ListLabel_20_1" text:visited-style-name="ListLabel_20_1"><text:span text:style-name="T1">/Roof-Repair-Contractor-Los-Angeles-CA</text:span></text:a>" id="1430072772" data-element-type="dButtonLinkId"&gt; &lt;span class="iconBg" id="1169394935"&gt; &lt;span class="icon hasFontIcon icon-star" id="1686498057"&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987158360"&gt;READ MOR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660062660"&gt; &lt;div class="dmRespColsWrapper" id="1852902854"&gt; &lt;div class="dmRespCol large-12 medium-12 small-12" id="1203219756"&gt; &lt;div class="u_1837262432 dmNewParagraph" id="1837262432"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size-48 m-size-24" style="line-height: 1.5;"&gt;&lt;span style="color:rgb(39, 63, 145);font-weight:bold;display:initial;font-family:'Noto Serif', 'Noto Serif Fallback';" class="font-size-48 m-font-size-24" m-font-size-set="true"&gt;Why You Need Our Services&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79354366 dmNewParagraph" id="1579354366" data-version="5" data-styletopreserve="{" background-image":""}"=""&gt;&lt;p&gt;&lt;span style="font-weight: bold; display: initial;"&gt;We take excellent care of our customers. If you are building new construction, our professionals can expertly install a solid roof. If you are buying or selling a home or business, hire APR Roofing for that very important roof inspection. We can perform a professional, educated assessment that will find any problem areas that should be addressed before the sale. We check for watertightness, proper workmanship and can provide a longevity estimate as well. We can then repair anything that needs to be fixed.&amp;nbsp;&lt;/span&gt;&lt;/p&gt;&lt;p&gt;&lt;span style="display: initial;"&gt;&lt;br/&gt;&lt;/span&gt;&lt;/p&gt;&lt;p&gt;&lt;span style="font-weight: bold; display: initial;"&gt;Whether you&amp;rsquo;re buying or selling, or looking to fix or repair your current roof let APR Roofing help. We focus on doing what needs to be done to make the roof not only add value to your home or business but last for ears to come.&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01068561 dmRespRow dmSectionParallaxNew hasBackgroundOverlay" id="1001068561"&gt; &lt;div class="dmRespColsWrapper" id="1755676737"&gt; &lt;div class="dmRespCol large-12 medium-12 small-12" id="1248247577"&gt; &lt;div class="u_1748725028 dmNewParagraph" id="1748725028" style="transition: none 0s ease 0s; display: block; text-align: center;" data-element-type="paragraph" data-version="5"&gt; &lt;h2 class="text-align-center" style="line-height: 1.5;"&gt;&lt;span style="color:rgb(255, 255, 255);display:initial;font-family:'Noto Serif', 'Noto Serif Fallback';"&gt;Call Us Today to Talk About Your&lt;/span&gt;&lt;span single-space="true" class="font-size-48 m-font-size-38" style="color: rgb(255, 255, 255); display: initial; text-decoration: none;"&gt; &lt;span style="color: rgb(255, 255, 255); display: initial; text-decoration: none;" class="font-size-48 m-font-size-38"&g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span style="color:rgb(255, 255, 255);display:initial;text-decoration:none;font-family:'Noto Serif', 'Noto Serif Fallback';" class="font-size-32 m-font-size-26"&gt;Roofing Project&lt;/span&gt;&lt;/h2&gt;</text:p>
          </table:table-cell>
        </table:table-row>
        <table:table-row table:style-name="Table1.2">
          <table:table-cell table:style-name="Table1.A1" office:value-type="string">
            <text:p text:style-name="Standard"/>
          </table:table-cell>
          <table:table-cell table:style-name="Table1.A1" office:value-type="string">
            <text:p text:style-name="Standard">&lt;h2 class="text-align-center m-size-38 size-48"&gt;&lt;a href="tel:661-406-7475" target="_blank" type="call" class="font-size-48 m-font-size-38" style="display: initial;"&gt;661-406-7475 Main Line&lt;/a&gt;&lt;/h2&gt;</text:p>
          </table:table-cell>
        </table:table-row>
        <table:table-row table:style-name="Table1.2">
          <table:table-cell table:style-name="Table1.A1" office:value-type="string">
            <text:p text:style-name="Standard"/>
          </table:table-cell>
          <table:table-cell table:style-name="Table1.A1" office:value-type="string">
            <text:p text:style-name="Standard">&lt;h2 class="text-align-center m-size-38 size-48"&gt;&lt;a href="tel:661-718-3498" type="call" class="font-size-48 m-font-size-38" style="display: initial;"&gt;661-718-3498 Office&lt;/a&gt;&lt;/h2&gt;</text:p>
          </table:table-cell>
        </table:table-row>
        <table:table-row table:style-name="Table1.2">
          <table:table-cell table:style-name="Table1.A1" office:value-type="string">
            <text:p text:style-name="Standard"/>
          </table:table-cell>
          <table:table-cell table:style-name="Table1.A1" office:value-type="string">
            <text:p text:style-name="Standard">&lt;h2 class="text-align-center m-size-38 size-48"&gt;&lt;a href="tel:626-254-0351" type="call" class="font-size-48 m-font-size-38" style="display: initial;"&gt;626-254-0351 Secondary Office&lt;/a&gt;&lt;span single-space="true" class="font-size-48 m-font-size-38" style="display: initial;"&gt; &lt;span class="font-size-48 m-font-size-38" style="display: initial;"&g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span style="display: initial;"&gt;&lt;br/&gt;&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98482667 dmRespRow" id="1798482667"&gt; &lt;div class="dmRespColsWrapper" id="1375303983"&gt; &lt;div class="u_1492243061 dmRespCol small-12 large-6 medium-6" id="1492243061"&gt; &lt;div class="u_1902771368 dmPhotoGallery newPhotoGallery dmPhotoGalleryResp photo-gallery-done text-layout-over captionAlignment-center_center photoGallery" galleryoptionsparams="{thumbnailsPerRow: 3, rowsToShow: 3, imageScaleMethod: true}" data-desktop-layout="square" data-desktop-columns="2" data-element-type="dPhotoGalleryId" data-desktop-text-layout="over" id="1902771368" data-rows-to-show="100" data-image-hover-effect="zoomout" data-desktop-caption-alignment="center_center" data-placeholder="false" data-mobile-columns="1"&gt; &lt;ul class="dmPhotoGalleryHolder clearfix gallery shadowEffectToChildren gallery4inArow" id="1362986591"&gt;&lt;/ul&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container square"&gt; &lt;div class="photogallery-row " data-index=""&gt; &lt;div class="photogallery-column column-2" data-index="0"&gt; &lt;div index="0" class="photoGalleryThumbs animated " id="1660390008" data-index="0"&gt; &lt;div class="thumbnailInnerWrapper" style="opacity: 1;"&gt; &lt;div class="image-container revealed"&gt; &lt;a data-dm-multisize-attr="temp" data-dm-force-device="mobile" class="u_1870833702" data-image-url="https://irp.cdn-website.com/3d72e0e8/dms3rep/multi/stock-photo-a-man-in-a-hard-hat-holding-a-clipboard-standing-on-the-steps-of-an-old-rundown-house-2048290685.jpg" style="background-image: url('https://lirp.cdn-website.com/3d72e0e8/dms3rep/multi/opt/stock-photo-a-man-in-a-hard-hat-holding-a-clipboard-standing-on-the-steps-of-an-old-rundown-house-2048290685-640w.jpg');"&gt;&lt;img data-src="https://lirp.cdn-website.com/3d72e0e8/dms3rep/multi/opt/stock-photo-a-man-in-a-hard-hat-holding-a-clipboard-standing-on-the-steps-of-an-old-rundown-house-2048290685-1920w.jpg" alt="A man in a hard hat and orange vest is standing on a roof holding a clipboar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929397261" class="caption-container u_1929397261" style="display:none"&gt; &lt;span class="caption-inner"&gt; &lt;a id="1480880594" class="caption-button dmWidget clearfix u_1480880594"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hotogallery-column column-2" data-index="1"&gt; &lt;div index="1" class="photoGalleryThumbs animated " id="1240092971" data-index="1"&gt; &lt;div class="thumbnailInnerWrapper" style="opacity: 1;"&gt; &lt;div class="image-container revealed"&gt; &lt;a data-dm-multisize-attr="temp" data-dm-force-device="mobile" class="u_1955591727" data-image-url="https://irp.cdn-website.com/3d72e0e8/dms3rep/multi/stock-photo-roof-repair-worker-with-yellow-gloves-replacing-red-tiles-or-shingles-on-house-with-blue-sky-as-126751889.jpg" style="background-image: url('https://lirp.cdn-website.com/3d72e0e8/dms3rep/multi/opt/stock-photo-roof-repair-worker-with-yellow-gloves-replacing-red-tiles-or-shingles-on-house-with-blue-sky-as-126751889-640w.jpg');"&gt;&lt;img data-src="https://lirp.cdn-website.com/3d72e0e8/dms3rep/multi/opt/stock-photo-roof-repair-worker-with-yellow-gloves-replacing-red-tiles-or-shingles-on-house-with-blue-sky-as-126751889-1920w.jpg" alt="A man wearing yellow gloves is laying a red tile on a roof."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561856122" class="caption-container u_1561856122" style="display:none"&gt; &lt;span class="caption-inner"&gt; &lt;a id="1071835649" class="caption-button dmWidget clearfix u_1071835649"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5637468 dmRespCol small-12 large-6 medium-6" id="1475637468"&gt; &lt;div class="u_1221322337 dmNewParagraph" id="1221322337" style="transition: opacity 1s ease-in-out; display: block;" data-element-type="paragraph" data-version="5"&gt; &lt;h2 class="text-align-left m-size-24" style="line-height: 1.5;"&gt;&lt;span style="display: initial; font-weight: 600; color: rgb(39, 63, 145);" class="m-font-size-24" m-font-size-set="true"&gt;New Roof, Leaky Roof? We Have You Covered!&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39131807 dmNewParagraph" id="1439131807" style="transition: none; display: block;" data-version="5"&gt;&lt;p class="text-align-left"&gt;&lt;span style="font-weight: bold; display: initial;"&gt;We are dedicated to giving you fast, friendly and reliable service. We offer services every day of the week, at the time that's best for you.&lt;/span&gt;&lt;/p&gt;&lt;/div&gt; &lt;a data-display-type="block" class="u_1868770398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868770398"&gt; &lt;span class="iconBg" id="1928953666"&gt; &lt;span class="icon hasFontIcon icon-star" id="189985455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79495560"&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91850337" id="1091850337"&gt; &lt;div class="dmRespColsWrapper" id="1987246841"&gt; &lt;div class="u_1814501558 dmRespCol small-12 medium-6 large-6" id="1814501558"&gt; &lt;div class="u_1015912479 dmNewParagraph" data-element-type="paragraph" id="1015912479" background-image="" :="" style="line-height:initial;" data-version="5"&gt; &lt;h2&gt;&lt;span style="display: initial; color: rgb(255, 255, 255);"&gt;Need a Roofing Contractor?&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07188452 dmRespCol small-12 medium-6 large-6" id="1207188452"&gt; &lt;a class="u_1224502571 default dmDefaultGradient align-center dmCall voipReplacement dmWidget dmNoMark dmWwr" href="tel:661-406-7475" contenteditable="false" onclick=";return dm_gaq_push_event('ClickToCall', 'Call',null,'3d72e0e8', this);" id="1224502571"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pa_6835360 dmRespRow mobile-columns-reversed" style="text-align: center;" id="pa_6835360"&gt; &lt;div class="dmRespColsWrapper" id="1856567395"&gt; &lt;div class="u_1325583120 dmRespCol small-12 medium-12 large-12" id="1325583120"&gt; &lt;span id="1957834075"&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u_1608152432 dmNewParagraph" data-element-type="paragraph" id="1608152432" style="transition: none 0s ease 0s; display: block;" data-version="5"&gt; &lt;h2 class="m-text-align-center text-align-left"&gt;&lt;span style="font-weight: 600; display: initial;"&gt;Professional Inspections&lt;/span&gt;&lt;/h2&gt;</text:p>
          </table:table-cell>
        </table:table-row>
        <table:table-row table:style-name="Table1.3573">
          <table:table-cell table:style-name="Table1.A1" office:value-type="string">
            <text:p text:style-name="Standard"/>
          </table:table-cell>
          <table:table-cell table:style-name="Table1.A1" office:value-type="string">
            <text:p text:style-name="Standard">&lt;/div&gt; &lt;div class="widget-7b2ba5 u_1729307132 dmCustomWidget" data-lazy-load="" data-title="" id="1729307132" dmle_extension="custom_extension" data-element-type="custom_extension" icon="false" surround="false" data-widget-id="7b2ba547771b4d4db17e3e2b9f0abd0c" data-widget-version="222" data-widget-config="eyJ0YWJzIjpbeyJpbWFnZSI6Imh0dHBzOi8vaXJwLmNkbi13ZWJzaXRlLmNvbS8zZDcyZTBlOC9kbXMzcmVwL211bHRpL3N0b2NrLXBob3RvLWEtbWFuLWluLWEtaGFyZC1oYXQtaG9sZGluZy1hLWNsaXBib2FyZC1zdGFuZGluZy1vbi10aGUtc3RlcHMtb2YtYW4tb2xkLXJ1bmRvd24taG91c2UtMjA0ODI5MDY4NS0wYzZlOGRmOS5qcGciLCJpdGVtTGFiZWwiOiJBc3Nlc3MiLCJoZWFkaW5nVHlwZSI6Img0IiwiaXRlbVRpdGxlIjoiUHJvZmVzc2lvbmFsIGFzc2Vzc21lbnQiLCJpdGVtRGVzYyI6IjxwIGNsYXNzPVwicnRlQmxvY2tcIj5XZSB1bmRlcnN0YW5kIHRoYXQgZWFjaCBwcm9qZWN0IGlzIHVuaXF1ZSBhbmQgY2FycmllcyBpdHMgb3duIHVuaXF1ZSBvYnN0YWNsZXMuwqA8L3A+PGJyPjxwIGNsYXNzPVwicnRlQmxvY2tcIj5UaGF0JiN4Mjc7cyB3aHkgd2UgcGF5IGV4dHJhIGF0dGVudGlvbiB0byBlYWNoIHByb2plY3Qgc28gd2UgY2FuIHByb3ZpZGUgeW91IHdpdGggYSBmdWxsIHVuZGVyc3RhbmRpbmcgb2Ygd2hhdCB3aWxsIGJlIHJlcXVpcmVkIHRvIGNvbXBsZXRlIHRoZSBqb2IuPC9wPiIsInNob3dCdG4iOnRydWUsInRleHRPbkxpbmsiOiJCb29rIGEgc2VydmljZSDihpIifSx7ImltYWdlIjoiaHR0cHM6Ly9pcnAuY2RuLXdlYnNpdGUuY29tLzNkNzJlMGU4L2RtczNyZXAvbXVsdGkvc3RvY2stcGhvdG8tY29uc3RydWN0aW9uLXdvcmtlci13ZWFyaW5nLXNhZmV0eS1oYXJuZXNzLWFuZC1zYWZldHktbGluZS13b3JraW5nLW9uLWEtbWV0YWwtaW5kdXN0cnktcm9vZi1uZXctMTAyNDAwMTcyNS5qcGciLCJpdGVtTGFiZWwiOiJFc3RpbWF0ZSIsImhlYWRpbmdUeXBlIjoiaDQiLCJpdGVtVGl0bGUiOiJDb21wZXRpdGl2ZSByYXRlcyIsIml0ZW1EZXNjIjoiPHAgY2xhc3M9XCJydGVCbG9ja1wiPkFmdGVyIHdlIGNvbXBsZXRlIHRoZSBhc3Nlc3NtZW50IHdlIHdpbGwgZ28gb3ZlciB3aXRoIHlvdSBhbGwgdGhlIGRldGFpbHMgYW5kIHByb3ZpZGUgeW91IHdpdGggYW4gZXN0aW1hdGUgb2Ygd2hhdCB3ZSBleHBlY3QgaXQgd2lsbCB0YWtlIHRvIGNvbXBsZXRlIHRoZSBwcm9qZWN0LsKgPC9wPiIsInNob3dCdG4iOnRydWUsInRleHRPbkxpbmsiOiJCb29rIGEgc2VydmljZSDihpIifSx7ImltYWdlIjoiaHR0cHM6Ly9pcnAuY2RuLXdlYnNpdGUuY29tLzNkNzJlMGU4L2RtczNyZXAvbXVsdGkvc3RvY2stcGhvdG8tcm9vZi1yZXBhaXItd29ya2VyLXdpdGgteWVsbG93LWdsb3Zlcy1yZXBsYWNpbmctcmVkLXRpbGVzLW9yLXNoaW5nbGVzLW9uLWhvdXNlLXdpdGgtYmx1ZS1za3ktYXMtMTI2NzUxODg5LmpwZyIsIml0ZW1MYWJlbCI6IlJlcGFpciIsImhlYWRpbmdUeXBlIjoiaDQiLCJpdGVtVGl0bGUiOiJHdWFyYW50ZWVkIHNhdGlzZmFjdGlvbiIsIml0ZW1EZXNjIjoiPHAgY2xhc3M9XCJydGVCbG9ja1wiPlNvbWV0aW1lcyBiZWZvcmUgd2UgY2FuIHN0YXJ0IG9uIHdoYXQgd291bGQgYmUgdGhlIGZpbmFsIGNvbXBsZXRpb24gb2YgeW91ciBwcm9qZWN0IHdlIG1heSBoYXZlIHRvIGZvY3VzIG9uIHJlcGFpcmluZyB0aGUgZm91bmRhdGlvbiBvZiB3aGF0IHdlIGFyZSB3b3JraW5nIHdpdGguwqA8L3A+PGJyPjxwIGNsYXNzPVwicnRlQmxvY2tcIj5XZSB3aWxsIGdvIG92ZXIgd2l0aCB5b3UgZXZlcnkgc3RlcCBhbmQgd2hhdCB3aWxsIG5lZWQgdG8gYmUgYWRkcmVzc2VkLsKgPC9wPiIsInNob3dCdG4iOnRydWUsInRleHRPbkxpbmsiOiJCb29rIGEgc2VydmljZSDihpIifV0sInNob3dJbWFnZXMiOnRydWUsImxheW91dHMiOiJsYXlvdXQtZSIsIm1vYmlsZUxheW91dFRvZ2dsZSI6ZmFsc2UsImZ1bGxXaWR0aEltZyI6dHJ1ZSwicmV2ZXJzZVRhYnNEaXJlY3Rpb24iOmZhbHNlLCJpbWFnZVBvc2l0aW9uIjp0cnVlfQ=="&gt; &lt;div class="wrapper layout-e"&gt; &lt;nav class="nav desktop swipe-menu "&gt; &lt;div class="tab-label active layout-e "&gt; &lt;h4 class="horizontal-label"&gt;Assess&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Estimate&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Repair&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activ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a-man-in-a-hard-hat-holding-a-clipboard-standing-on-the-steps-of-an-old-rundown-house-2048290685-0c6e8df9-1920w.jpg');"&gt;&lt;img src="<text:a xlink:type="simple" xlink:href="https://lirp.cdn-website.com/3d72e0e8/dms3rep/multi/opt/stock-photo-a-man-in-a-hard-hat-holding-a-clipboard-standing-on-the-steps-of-an-old-rundown-house-2048290685-0c6e8df9-1920w.jpg" text:style-name="ListLabel_20_1" text:visited-style-name="ListLabel_20_1"><text:span text:style-name="T1">https://lirp.cdn-website.com/3d72e0e8/dms3rep/multi/opt/stock-photo-a-man-in-a-hard-hat-holding-a-clipboard-standing-on-the-steps-of-an-old-rundown-house-2048290685-0c6e8df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Professional assessmen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We understand that each project is unique and carries its own unique obstacles.&amp;nbsp;&lt;/p&gt;&lt;br/&gt;&lt;p class="rteBlock"&gt;That's why we pay extra attention to each project so we can provide you with a full understanding of what will be required to complete the job.&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construction-worker-wearing-safety-harness-and-safety-line-working-on-a-metal-industry-roof-new-1024001725-1920w.jpg');"&gt;&lt;img src="<text:a xlink:type="simple" xlink:href="https://lirp.cdn-website.com/3d72e0e8/dms3rep/multi/opt/stock-photo-construction-worker-wearing-safety-harness-and-safety-line-working-on-a-metal-industry-roof-new-1024001725-1920w.jpg" text:style-name="ListLabel_20_1" text:visited-style-name="ListLabel_20_1"><text:span text:style-name="T1">https://lirp.cdn-website.com/3d72e0e8/dms3rep/multi/opt/stock-photo-construction-worker-wearing-safety-harness-and-safety-line-working-on-a-metal-industry-roof-new-1024001725-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Competitive rates&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After we complete the assessment we will go over with you all the details and provide you with an estimate of what we expect it will take to complete the project.&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roof-repair-worker-with-yellow-gloves-replacing-red-tiles-or-shingles-on-house-with-blue-sky-as-126751889-1920w.jpg');"&gt;&lt;img src="<text:a xlink:type="simple" xlink:href="https://lirp.cdn-website.com/3d72e0e8/dms3rep/multi/opt/stock-photo-roof-repair-worker-with-yellow-gloves-replacing-red-tiles-or-shingles-on-house-with-blue-sky-as-126751889-1920w.jpg" text:style-name="ListLabel_20_1" text:visited-style-name="ListLabel_20_1"><text:span text:style-name="T1">https://lirp.cdn-website.com/3d72e0e8/dms3rep/multi/opt/stock-photo-roof-repair-worker-with-yellow-gloves-replacing-red-tiles-or-shingles-on-house-with-blue-sky-as-12675188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Guaranteed satisfaction&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Sometimes before we can start on what would be the final completion of your project we may have to focus on repairing the foundation of what we are working with.&amp;nbsp;&lt;/p&gt;&lt;br/&gt;&lt;p class="rteBlock"&gt;We will go over with you every step and what will need to be addressed.&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 target="" data-target-page-alias="abou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 target="" data-target-page-alias="pav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 target="" data-target-page-alias="plumb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 target="" data-target-page-alias="drain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7b2ba547771b4d4db17e3e2b9f0abd0c~2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var $element = $(element);</text:p>
          </table:table-cell>
        </table:table-row>
        <table:table-row table:style-name="Table1.2">
          <table:table-cell table:style-name="Table1.A1" office:value-type="string">
            <text:p text:style-name="Standard"/>
          </table:table-cell>
          <table:table-cell table:style-name="Table1.A1" office:value-type="string">
            <text:p text:style-name="Standard">var $tabs = $element.find('.tab');// not relevant for mobile</text:p>
          </table:table-cell>
        </table:table-row>
        <table:table-row table:style-name="Table1.2">
          <table:table-cell table:style-name="Table1.A1" office:value-type="string">
            <text:p text:style-name="Standard"/>
          </table:table-cell>
          <table:table-cell table:style-name="Table1.A1" office:value-type="string">
            <text:p text:style-name="Standard">var $tabLables = $element.find('.tab-label');</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tabs.length &gt; 0) {</text:p>
          </table:table-cell>
        </table:table-row>
        <table:table-row table:style-name="Table1.2">
          <table:table-cell table:style-name="Table1.A1" office:value-type="string">
            <text:p text:style-name="Standard"/>
          </table:table-cell>
          <table:table-cell table:style-name="Table1.A1" office:value-type="string">
            <text:p text:style-name="Standard">if (data.device==="mobile" &amp;&amp; data.config.mobileLayoutToggle) {// on mobile and dropdown mode</text:p>
          </table:table-cell>
        </table:table-row>
        <table:table-row table:style-name="Table1.2">
          <table:table-cell table:style-name="Table1.A1" office:value-type="string">
            <text:p text:style-name="Standard"/>
          </table:table-cell>
          <table:table-cell table:style-name="Table1.A1" office:value-type="string">
            <text:p text:style-name="Standard"><text:tab/>addMobile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else { // on desktop or accordion mobile layout</text:p>
          </table:table-cell>
        </table:table-row>
        <table:table-row table:style-name="Table1.2">
          <table:table-cell table:style-name="Table1.A1" office:value-type="string">
            <text:p text:style-name="Standard"/>
          </table:table-cell>
          <table:table-cell table:style-name="Table1.A1" office:value-type="string">
            <text:p text:style-name="Standard">addDesktop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addHoverHandler($tabLable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Mobile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 tab label mobile click handl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lement.off('click.tabs.mobile').on('click.tabs.mobile', '.tab-label', function() {</text:p>
          </table:table-cell>
        </table:table-row>
        <table:table-row table:style-name="Table1.2">
          <table:table-cell table:style-name="Table1.A1" office:value-type="string">
            <text:p text:style-name="Standard"/>
          </table:table-cell>
          <table:table-cell table:style-name="Table1.A1" office:value-type="string">
            <text:p text:style-name="Standard"><text:tab/> var $clicked_tab_item = $(this).closest('.tab-item');</text:p>
          </table:table-cell>
        </table:table-row>
        <table:table-row table:style-name="Table1.2">
          <table:table-cell table:style-name="Table1.A1" office:value-type="string">
            <text:p text:style-name="Standard"/>
          </table:table-cell>
          <table:table-cell table:style-name="Table1.A1" office:value-type="string">
            <text:p text:style-name="Standard">var $siblings = $clicked_tab_item.siblings();</text:p>
          </table:table-cell>
        </table:table-row>
        <table:table-row table:style-name="Table1.2">
          <table:table-cell table:style-name="Table1.A1" office:value-type="string">
            <text:p text:style-name="Standard"/>
          </table:table-cell>
          <table:table-cell table:style-name="Table1.A1" office:value-type="string">
            <text:p text:style-name="Standard">domChangeOnMobileClick($clicked_tab_item, $sibling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Desktop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tabLables.off('click.tabs.desktop').on('click.tabs.desktop',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curr = $(this);</text:p>
          </table:table-cell>
        </table:table-row>
        <table:table-row table:style-name="Table1.2">
          <table:table-cell table:style-name="Table1.A1" office:value-type="string">
            <text:p text:style-name="Standard"/>
          </table:table-cell>
          <table:table-cell table:style-name="Table1.A1" office:value-type="string">
            <text:p text:style-name="Standard">// layout-e-aux-tab-label is an auxilary class represents the</text:p>
          </table:table-cell>
        </table:table-row>
        <table:table-row table:style-name="Table1.2">
          <table:table-cell table:style-name="Table1.A1" office:value-type="string">
            <text:p text:style-name="Standard"/>
          </table:table-cell>
          <table:table-cell table:style-name="Table1.A1" office:value-type="string">
            <text:p text:style-name="Standard">// remaining space on layout 3's labels, it shouldn't be selectable</text:p>
          </table:table-cell>
        </table:table-row>
        <table:table-row table:style-name="Table1.2">
          <table:table-cell table:style-name="Table1.A1" office:value-type="string">
            <text:p text:style-name="Standard"/>
          </table:table-cell>
          <table:table-cell table:style-name="Table1.A1" office:value-type="string">
            <text:p text:style-name="Standard">if ( $curr.hasClass('active') || $curr.hasClass('layout-e-aux-tab-label')){</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mChangeOnDesktopClick($cu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HoverHandler($tabLables) {</text:p>
          </table:table-cell>
        </table:table-row>
        <table:table-row table:style-name="Table1.2">
          <table:table-cell table:style-name="Table1.A1" office:value-type="string">
            <text:p text:style-name="Standard"/>
          </table:table-cell>
          <table:table-cell table:style-name="Table1.A1" office:value-type="string">
            <text:p text:style-name="Standard">//background hover issue hack - pseusu class support in widget builder is limite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ver.tabs').on('mouseenter.tabs',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this.addClass('hover');</text:p>
          </table:table-cell>
        </table:table-row>
        <table:table-row table:style-name="Table1.2">
          <table:table-cell table:style-name="Table1.A1" office:value-type="string">
            <text:p text:style-name="Standard"/>
          </table:table-cell>
          <table:table-cell table:style-name="Table1.A1" office:value-type="string">
            <text:p text:style-name="Standard">$this.remove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ut.tabs').on('mouseleave.tabs', function(event){</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if (! $this.hasClass('active') ) {</text:p>
          </table:table-cell>
        </table:table-row>
        <table:table-row table:style-name="Table1.2">
          <table:table-cell table:style-name="Table1.A1" office:value-type="string">
            <text:p text:style-name="Standard"/>
          </table:table-cell>
          <table:table-cell table:style-name="Table1.A1" office:value-type="string">
            <text:p text:style-name="Standard">$this.removeClass('hover');</text:p>
          </table:table-cell>
        </table:table-row>
        <table:table-row table:style-name="Table1.2">
          <table:table-cell table:style-name="Table1.A1" office:value-type="string">
            <text:p text:style-name="Standard"/>
          </table:table-cell>
          <table:table-cell table:style-name="Table1.A1" office:value-type="string">
            <text:p text:style-name="Standard">$this.add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MobileClick($clicked_tab_item, $siblings) {</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expanded');</text:p>
          </table:table-cell>
        </table:table-row>
        <table:table-row table:style-name="Table1.2">
          <table:table-cell table:style-name="Table1.A1" office:value-type="string">
            <text:p text:style-name="Standard"/>
          </table:table-cell>
          <table:table-cell table:style-name="Table1.A1" office:value-type="string">
            <text:p text:style-name="Standard">$siblings.find('.tab-label').removeClass('active').addClass('not-active');</text:p>
          </table:table-cell>
        </table:table-row>
        <table:table-row table:style-name="Table1.2">
          <table:table-cell table:style-name="Table1.A1" office:value-type="string">
            <text:p text:style-name="Standard"/>
          </table:table-cell>
          <table:table-cell table:style-name="Table1.A1" office:value-type="string">
            <text:p text:style-name="Standard">$clicked_tab_item.toggleClass('expanded');</text:p>
          </table:table-cell>
        </table:table-row>
        <table:table-row table:style-name="Table1.2">
          <table:table-cell table:style-name="Table1.A1" office:value-type="string">
            <text:p text:style-name="Standard"/>
          </table:table-cell>
          <table:table-cell table:style-name="Table1.A1" office:value-type="string">
            <text:p text:style-name="Standard">$clicked_tab_item.find('.tab-label').toggle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DesktopClick($curr) {</text:p>
          </table:table-cell>
        </table:table-row>
        <table:table-row table:style-name="Table1.2">
          <table:table-cell table:style-name="Table1.A1" office:value-type="string">
            <text:p text:style-name="Standard"/>
          </table:table-cell>
          <table:table-cell table:style-name="Table1.A1" office:value-type="string">
            <text:p text:style-name="Standard">$curr.addClass('active').remove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siblings = $curr.siblings();</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iblings.removeClass('active').add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If no argument is passed to the .index() method, the return value is an integer indicating the position of the</text:p>
          </table:table-cell>
        </table:table-row>
        <table:table-row table:style-name="Table1.2">
          <table:table-cell table:style-name="Table1.A1" office:value-type="string">
            <text:p text:style-name="Standard"/>
          </table:table-cell>
          <table:table-cell table:style-name="Table1.A1" office:value-type="string">
            <text:p text:style-name="Standard">//first element within the jQuery object relative to its sibling elements.</text:p>
          </table:table-cell>
        </table:table-row>
        <table:table-row table:style-name="Table1.2">
          <table:table-cell table:style-name="Table1.A1" office:value-type="string">
            <text:p text:style-name="Standard"/>
          </table:table-cell>
          <table:table-cell table:style-name="Table1.A1" office:value-type="string">
            <text:p text:style-name="Standard">var index = $curr.index();</text:p>
          </table:table-cell>
        </table:table-row>
        <table:table-row table:style-name="Table1.2">
          <table:table-cell table:style-name="Table1.A1" office:value-type="string">
            <text:p text:style-name="Standard"/>
          </table:table-cell>
          <table:table-cell table:style-name="Table1.A1" office:value-type="string">
            <text:p text:style-name="Standard">$tabs.removeClass('active');</text:p>
          </table:table-cell>
        </table:table-row>
        <table:table-row table:style-name="Table1.2">
          <table:table-cell table:style-name="Table1.A1" office:value-type="string">
            <text:p text:style-name="Standard"/>
          </table:table-cell>
          <table:table-cell table:style-name="Table1.A1" office:value-type="string">
            <text:p text:style-name="Standard">$tabs.eq(index).add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et() {</text:p>
          </table:table-cell>
        </table:table-row>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2" meta:paragraph-count="3935" meta:word-count="12022" meta:character-count="152327" meta:non-whitespace-character-count="142571"/>
    <meta:generator>LibreOfficeDev/6.0.5.2$Linux_X86_64 LibreOffice_project/</meta:generator>
  </office:meta>
</office:document-meta>
</file>